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0.525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9917in" svg:height="5.3819in" svg:x="5.6803in" svg:y="0.4807in">
            <draw:object draw:notify-on-update-of-ranges="Sheet1.A1:Sheet1.A1 Sheet1.A2:Sheet1.A28 Sheet1.B1:Sheet1.B1 Sheet1.B2:Sheet1.B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3" office:value-type="string" calcext:value-type="string">
            <text:p>Artist</text:p>
          </table:table-cell>
          <table:table-cell table:style-name="ce3" office:value-type="string" calcext:value-type="string">
            <text:p>Song Count</text:p>
          </table:table-cell>
          <table:table-cell/>
          <table:table-cell office:value-type="string" calcext:value-type="string">
            <text:p>Average</text:p>
          </table:table-cell>
          <table:table-cell office:value-type="string" calcext:value-type="string">
            <text:p>Std Dev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Hinkik</text:p>
          </table:table-cell>
          <table:table-cell table:style-name="ce3" office:value-type="float" office:value="15" calcext:value-type="float">
            <text:p>15</text:p>
          </table:table-cell>
          <table:table-cell/>
          <table:table-cell table:formula="of:=AVERAGE([.B2:.B28])" office:value-type="float" office:value="68.3703703703704" calcext:value-type="float">
            <text:p>68.3703703703704</text:p>
          </table:table-cell>
          <table:table-cell table:formula="of:=STDEV([.B2:.B28])" office:value-type="float" office:value="51.9468279539082" calcext:value-type="float">
            <text:p>51.9468279539082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dj-Nate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Xomu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Kotori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x Arson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eraki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Artifyber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Boom Kitty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eganeko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ittsies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K1llbot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Vicetone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heFatRat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hirobonTV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BOSSFIGHT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aravanPalace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Xtrullor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aft Punk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-777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V-4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amellia Official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DK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eminite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JVI</text:p>
          </table:table-cell>
          <table:table-cell table:style-name="ce3" office:value-type="float" office:value="99" calcext:value-type="float">
            <text:p>99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Riff Kitten</text:p>
          </table:table-cell>
          <table:table-cell table:style-name="ce3" office:value-type="float" office:value="126" calcext:value-type="float">
            <text:p>126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OfficialPandaEyes</text:p>
          </table:table-cell>
          <table:table-cell table:style-name="ce3" office:value-type="float" office:value="127" calcext:value-type="float">
            <text:p>127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Waterflame</text:p>
          </table:table-cell>
          <table:table-cell table:style-name="ce3" office:value-type="float" office:value="281" calcext:value-type="float">
            <text:p>281</text:p>
          </table:table-cell>
          <table:table-cell table:number-columns-repeated="1022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B2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17:45:36.371755408</meta:creation-date>
    <dc:date>2024-12-11T18:31:17.188587108</dc:date>
    <meta:editing-duration>PT11M59S</meta:editing-duration>
    <meta:editing-cycles>5</meta:editing-cycles>
    <meta:generator>LibreOffice/7.3.7.2$Linux_X86_64 LibreOffice_project/30$Build-2</meta:generator>
    <meta:document-statistic meta:table-count="1" meta:cell-count="6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38cm" svg:height="13.671cm" xlink:href=".." xlink:type="simple" chart:class="chart:bar" chart:style-name="ch1">
        <chart:title svg:x="10.556cm" svg:y="0.409cm" chart:style-name="ch2">
          <text:p>Song Count by Artist</text:p>
        </chart:title>
        <chart:plot-area chart:style-name="ch3" table:cell-range-address="Sheet1.A1:Sheet1.B28" chart:data-source-has-labels="both" svg:x="1.518cm" svg:y="1.461cm" svg:width="23.355cm" svg:height="10.956cm">
          <chart:coordinate-region svg:x="2.325cm" svg:y="1.66cm" svg:width="22.548cm" svg:height="8.206cm"/>
          <chart:axis chart:dimension="x" chart:name="primary-x" chart:style-name="ch4" chartooo:axis-type="auto">
            <chartooo:date-scale/>
            <chart:title svg:x="12.781cm" svg:y="12.69cm" chart:style-name="ch5">
              <text:p>Artist</text:p>
            </chart:title>
            <chart:categories table:cell-range-address="Sheet1.A2:Sheet1.A28"/>
          </chart:axis>
          <chart:axis chart:dimension="y" chart:name="primary-y" chart:style-name="ch6">
            <chart:title svg:x="0.451cm" svg:y="7.856cm" chart:style-name="ch7">
              <text:p>Song Count</text:p>
            </chart:title>
            <chart:grid chart:style-name="ch8" chart:class="major"/>
          </chart:axis>
          <chart:series chart:style-name="ch9" chart:values-cell-range-address="Sheet1.B2:Sheet1.B28" chart:label-cell-address="Sheet1.B1:Sheet1.B1" chart:class="chart:bar"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ng 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inkik</text:p>
                <draw:g>
                  <svg:desc>Sheet1.A2:Sheet1.A28</svg:desc>
                </draw:g>
              </table:table-cell>
              <table:table-cell office:value-type="float" office:value="15">
                <text:p>15</text:p>
                <draw:g>
                  <svg:desc>Sheet1.B2:Sheet1.B28</svg:desc>
                </draw:g>
              </table:table-cell>
            </table:table-row>
            <table:table-row>
              <table:table-cell office:value-type="string">
                <text:p>dj-Nate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Xomu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Kotori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Dex Arson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Neraki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Artifyber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Boom Kitty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meganeko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Mittsies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K1llbot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Vicetone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TheFatRat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ShirobonTV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BOSSFIGHT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CaravanPalace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Xtrullor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Daft Punk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F-77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V-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Camellia Official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MDK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Teminite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DJVI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Riff Kitten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OfficialPandaEyes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Waterflame</text:p>
              </table:table-cell>
              <table:table-cell office:value-type="float" office:value="281">
                <text:p>2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